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1" fo:font-size="66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1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To On nasz Pan i Król</text:span><text:span text:style-name="T1"><text:line-break/></text:span><text:span text:style-name="T1">Odziany</text:span><text:span text:style-name="T1"><text:line-break/></text:span><text:span text:style-name="T1">w majestat swój</text:span><text:span text:style-name="T1"><text:line-break/></text:span><text:span text:style-name="T1">Ziemio raduj się</text:span><text:span text:style-name="T1"><text:line-break/></text:span><text:span text:style-name="T1">Ziemio raduj s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krywa światłość Go</text:span><text:span text:style-name="T1"><text:line-break/></text:span><text:span text:style-name="T1">Ucieka ciemność i zło</text:span><text:span text:style-name="T1"><text:line-break/></text:span><text:span text:style-name="T1">I drży na Jego głos</text:span><text:span text:style-name="T1"><text:line-break/></text:span><text:span text:style-name="T1">I drży na Jego gło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Jak wielki jest Bóg</text:span><text:span text:style-name="T1"><text:line-break/></text:span><text:span text:style-name="T1">(śpiewaj ze mną)</text:span><text:span text:style-name="T1"><text:line-break/></text:span><text:span text:style-name="T1">Wielki jest Bóg</text:span><text:span text:style-name="T1"><text:line-break/></text:span><text:span text:style-name="T1">(świat ujrzy to)</text:span><text:span text:style-name="T1"><text:line-break/></text:span><text:span text:style-name="T1">Jak wielki</text:span><text:span text:style-name="T1"><text:line-break/></text:span><text:span text:style-name="T1">Jak wielki jest</text:span><text:span text:style-name="T1"><text:line-break/></text:span><text:span text:style-name="T1">nasz Bó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a wieki godzien jest</text:span><text:span text:style-name="T1"><text:line-break/></text:span><text:span text:style-name="T1">Przyjąć chwałę, moc</text:span><text:span text:style-name="T1"><text:line-break/></text:span><text:span text:style-name="T1">i cześć</text:span><text:span text:style-name="T1"><text:line-break/></text:span><text:span text:style-name="T1">Ogłaszać chcę</text:span><text:span text:style-name="T1"><text:line-break/></text:span><text:span text:style-name="T1">Jak wielki jest Bó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2. On czas w swej</text:span><text:span text:style-name="T1"><text:line-break/></text:span><text:span text:style-name="T1">dłoni ma</text:span><text:span text:style-name="T1"><text:line-break/></text:span><text:span text:style-name="T1">Od wieków</text:span><text:span text:style-name="T1"><text:line-break/></text:span><text:span text:style-name="T1">na wieki trwa</text:span><text:span text:style-name="T1"><text:line-break/></text:span><text:span text:style-name="T1">Początkiem końcem On</text:span><text:span text:style-name="T1"><text:line-break/></text:span><text:span text:style-name="T1">Początkiem końcem 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dyny w Trójcy Bóg</text:span><text:span text:style-name="T1"><text:line-break/></text:span><text:span text:style-name="T1">Ojciec Syn i Duch</text:span><text:span text:style-name="T1"><text:line-break/></text:span><text:span text:style-name="T1">Barankiem jest i lwem</text:span><text:span text:style-name="T1"><text:line-break/></text:span><text:span text:style-name="T1">Barankiem jest i lwe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Jak wielki jest Bóg</text:span><text:span text:style-name="T1"><text:line-break/></text:span><text:span text:style-name="T1">(śpiewaj ze mną)</text:span><text:span text:style-name="T1"><text:line-break/></text:span><text:span text:style-name="T1">Wielki jest Bóg</text:span><text:span text:style-name="T1"><text:line-break/></text:span><text:span text:style-name="T1">(świat ujrzy to)</text:span><text:span text:style-name="T1"><text:line-break/></text:span><text:span text:style-name="T1">Jak wielki</text:span><text:span text:style-name="T1"><text:line-break/></text:span><text:span text:style-name="T1">Jak wielki jest</text:span><text:span text:style-name="T1"><text:line-break/></text:span><text:span text:style-name="T1">nasz Bó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a wieki godzien jest</text:span><text:span text:style-name="T1"><text:line-break/></text:span><text:span text:style-name="T1">Przyjąć chwałę, moc</text:span><text:span text:style-name="T1"><text:line-break/></text:span><text:span text:style-name="T1">i cześć</text:span><text:span text:style-name="T1"><text:line-break/></text:span><text:span text:style-name="T1">Ogłaszać chcę</text:span><text:span text:style-name="T1"><text:line-break/></text:span><text:span text:style-name="T1">Jak wielki jest Bó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Akordy" style:family="graphic">
      <style:paragraph-properties style:text-autospace="none"/>
      <style:text-properties style:font-name="Arial1" fo:font-size="24.7000007629395pt" fo:language="none" fo:country="none" fo:font-weight="bold" style:language-asian="none" style:country-asian="none" style:font-size-complex="21.2000007629395pt"/>
    </style:style>
    <style:style style:name="footnote_20_text" style:display-name="footnote text" style:family="graphic">
      <style:paragraph-properties style:text-autospace="none"/>
      <style:text-properties fo:font-size="24.7000007629395pt" fo:language="none" fo:country="none" style:language-asian="none" style:country-asian="none" style:font-size-complex="21.2000007629395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5-19T15:43:32</meta:creation-date>
    <dc:date>2015-10-19T22:09:54.388000000</dc:date>
    <dc:language>pl-PL</dc:language>
    <meta:editing-cycles>49</meta:editing-cycles>
    <meta:editing-duration>PT34M13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